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3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R1</text:p>
          </table:table-cell>
          <table:table-cell table:style-name="ce1" office:value-type="float" office:value="15000" calcext:value-type="float">
            <text:p>1.50E+0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float" office:value="15000" calcext:value-type="float">
            <text:p>1.50E+0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1" office:value-type="float" office:value="4700" calcext:value-type="float">
            <text:p>4.70E+0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0</text:p>
          </table:table-cell>
          <table:table-cell office:value-type="float" office:value="5000" calcext:value-type="float">
            <text:p>500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 (C )</text:p>
          </table:table-cell>
          <table:table-cell office:value-type="string" calcext:value-type="string">
            <text:p>T (K)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mV Expec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]+273" office:value-type="float" office:value="283" calcext:value-type="float">
            <text:p>283</text:p>
          </table:table-cell>
          <table:table-cell table:formula="of:=4700*EXP(3977*(1/[.B7] - 1/298))" office:value-type="float" office:value="9534.61116433466" calcext:value-type="float">
            <text:p>9535</text:p>
          </table:table-cell>
          <table:table-cell table:formula="of:=[.$B$4]*([.$B$2]/([.$B$1]+[.$B$2]) - [.C7]/([.C7]+[.$B$3]) )" office:value-type="float" office:value="-849.094349771906" calcext:value-type="float">
            <text:p>-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]+273" office:value-type="float" office:value="288" calcext:value-type="float">
            <text:p>288</text:p>
          </table:table-cell>
          <table:table-cell table:formula="of:=4700*EXP(3977*(1/[.B8] - 1/298))" office:value-type="float" office:value="7470.43105725628" calcext:value-type="float">
            <text:p>7470</text:p>
          </table:table-cell>
          <table:table-cell table:formula="of:=[.$B$4]*([.$B$2]/([.$B$1]+[.$B$2]) - [.C8]/([.C8]+[.$B$3]) )" office:value-type="float" office:value="-569.090577856832" calcext:value-type="float">
            <text:p>-5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+273" office:value-type="float" office:value="293" calcext:value-type="float">
            <text:p>293</text:p>
          </table:table-cell>
          <table:table-cell table:formula="of:=4700*EXP(3977*(1/[.B9] - 1/298))" office:value-type="float" office:value="5902.07370400523" calcext:value-type="float">
            <text:p>5902</text:p>
          </table:table-cell>
          <table:table-cell table:formula="of:=[.$B$4]*([.$B$2]/([.$B$1]+[.$B$2]) - [.C9]/([.C9]+[.$B$3]) )" office:value-type="float" office:value="-283.452496550537" calcext:value-type="float">
            <text:p>-2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+273" office:value-type="float" office:value="298" calcext:value-type="float">
            <text:p>298</text:p>
          </table:table-cell>
          <table:table-cell table:formula="of:=4700*EXP(3977*(1/[.B10] - 1/298))" office:value-type="float" office:value="4700" calcext:value-type="float">
            <text:p>4700</text:p>
          </table:table-cell>
          <table:table-cell table:formula="of:=[.$B$4]*([.$B$2]/([.$B$1]+[.$B$2]) - [.C10]/([.C10]+[.$B$3]) 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1]+273" office:value-type="float" office:value="303" calcext:value-type="float">
            <text:p>303</text:p>
          </table:table-cell>
          <table:table-cell table:formula="of:=4700*EXP(3977*(1/[.B11] - 1/298))" office:value-type="float" office:value="3770.98962147299" calcext:value-type="float">
            <text:p>3771</text:p>
          </table:table-cell>
          <table:table-cell table:formula="of:=[.$B$4]*([.$B$2]/([.$B$1]+[.$B$2]) - [.C11]/([.C11]+[.$B$3]) )" office:value-type="float" office:value="274.174098906955" calcext:value-type="float">
            <text:p>2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2]+273" office:value-type="float" office:value="308" calcext:value-type="float">
            <text:p>308</text:p>
          </table:table-cell>
          <table:table-cell table:formula="of:=4700*EXP(3977*(1/[.B12] - 1/298))" office:value-type="float" office:value="3047.32021739394" calcext:value-type="float">
            <text:p>3047</text:p>
          </table:table-cell>
          <table:table-cell table:formula="of:=[.$B$4]*([.$B$2]/([.$B$1]+[.$B$2]) - [.C12]/([.C12]+[.$B$3]) )" office:value-type="float" office:value="533.306916530809" calcext:value-type="float">
            <text:p>5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3]+273" office:value-type="float" office:value="313" calcext:value-type="float">
            <text:p>313</text:p>
          </table:table-cell>
          <table:table-cell table:formula="of:=4700*EXP(3977*(1/[.B13] - 1/298))" office:value-type="float" office:value="2479.34698341139" calcext:value-type="float">
            <text:p>2479</text:p>
          </table:table-cell>
          <table:table-cell table:formula="of:=[.$B$4]*([.$B$2]/([.$B$1]+[.$B$2]) - [.C13]/([.C13]+[.$B$3]) )" office:value-type="float" office:value="773.278204034312" calcext:value-type="float">
            <text:p>7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4]+273" office:value-type="float" office:value="318" calcext:value-type="float">
            <text:p>318</text:p>
          </table:table-cell>
          <table:table-cell table:formula="of:=4700*EXP(3977*(1/[.B14] - 1/298))" office:value-type="float" office:value="2030.36226541032" calcext:value-type="float">
            <text:p>2030</text:p>
          </table:table-cell>
          <table:table-cell table:formula="of:=[.$B$4]*([.$B$2]/([.$B$1]+[.$B$2]) - [.C14]/([.C14]+[.$B$3]) )" office:value-type="float" office:value="991.639687922102" calcext:value-type="float">
            <text:p>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5]+273" office:value-type="float" office:value="323" calcext:value-type="float">
            <text:p>323</text:p>
          </table:table-cell>
          <table:table-cell table:formula="of:=4700*EXP(3977*(1/[.B15] - 1/298))" office:value-type="float" office:value="1673.00000212592" calcext:value-type="float">
            <text:p>1673</text:p>
          </table:table-cell>
          <table:table-cell table:formula="of:=[.$B$4]*([.$B$2]/([.$B$1]+[.$B$2]) - [.C15]/([.C15]+[.$B$3]) )" office:value-type="float" office:value="1187.43134978202" calcext:value-type="float">
            <text:p>11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16]+273" office:value-type="float" office:value="328" calcext:value-type="float">
            <text:p>328</text:p>
          </table:table-cell>
          <table:table-cell table:formula="of:=4700*EXP(3977*(1/[.B16] - 1/298))" office:value-type="float" office:value="1386.69736672259" calcext:value-type="float">
            <text:p>1387</text:p>
          </table:table-cell>
          <table:table-cell table:formula="of:=[.$B$4]*([.$B$2]/([.$B$1]+[.$B$2]) - [.C16]/([.C16]+[.$B$3]) )" office:value-type="float" office:value="1360.87866442646" calcext:value-type="float">
            <text:p>1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7]+273" office:value-type="float" office:value="333" calcext:value-type="float">
            <text:p>333</text:p>
          </table:table-cell>
          <table:table-cell table:formula="of:=4700*EXP(3977*(1/[.B17] - 1/298))" office:value-type="float" office:value="1155.88683026856" calcext:value-type="float">
            <text:p>1156</text:p>
          </table:table-cell>
          <table:table-cell table:formula="of:=[.$B$4]*([.$B$2]/([.$B$1]+[.$B$2]) - [.C17]/([.C17]+[.$B$3]) )" office:value-type="float" office:value="1513.0556961126" calcext:value-type="float">
            <text:p>15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18]+273" office:value-type="float" office:value="338" calcext:value-type="float">
            <text:p>338</text:p>
          </table:table-cell>
          <table:table-cell table:formula="of:=4700*EXP(3977*(1/[.B18] - 1/298))" office:value-type="float" office:value="968.697507269105" calcext:value-type="float">
            <text:p>969</text:p>
          </table:table-cell>
          <table:table-cell table:formula="of:=[.$B$4]*([.$B$2]/([.$B$1]+[.$B$2]) - [.C18]/([.C18]+[.$B$3]) )" office:value-type="float" office:value="1645.57311796323" calcext:value-type="float">
            <text:p>16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9]+273" office:value-type="float" office:value="343" calcext:value-type="float">
            <text:p>343</text:p>
          </table:table-cell>
          <table:table-cell table:formula="of:=4700*EXP(3977*(1/[.B19] - 1/298))" office:value-type="float" office:value="816.014717043877" calcext:value-type="float">
            <text:p>816</text:p>
          </table:table-cell>
          <table:table-cell table:formula="of:=[.$B$4]*([.$B$2]/([.$B$1]+[.$B$2]) - [.C19]/([.C19]+[.$B$3]) )" office:value-type="float" office:value="1760.32220823987" calcext:value-type="float">
            <text:p>17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20]+273" office:value-type="float" office:value="348" calcext:value-type="float">
            <text:p>348</text:p>
          </table:table-cell>
          <table:table-cell table:formula="of:=4700*EXP(3977*(1/[.B20] - 1/298))" office:value-type="float" office:value="690.793628831574" calcext:value-type="float">
            <text:p>691</text:p>
          </table:table-cell>
          <table:table-cell table:formula="of:=[.$B$4]*([.$B$2]/([.$B$1]+[.$B$2]) - [.C20]/([.C20]+[.$B$3]) )" office:value-type="float" office:value="1859.2839233012" calcext:value-type="float">
            <text:p>18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21]+273" office:value-type="float" office:value="353" calcext:value-type="float">
            <text:p>353</text:p>
          </table:table-cell>
          <table:table-cell table:formula="of:=4700*EXP(3977*(1/[.B21] - 1/298))" office:value-type="float" office:value="587.554586942577" calcext:value-type="float">
            <text:p>588</text:p>
          </table:table-cell>
          <table:table-cell table:formula="of:=[.$B$4]*([.$B$2]/([.$B$1]+[.$B$2]) - [.C21]/([.C21]+[.$B$3]) )" office:value-type="float" office:value="1944.39856148859" calcext:value-type="float">
            <text:p>19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22]+273" office:value-type="float" office:value="358" calcext:value-type="float">
            <text:p>358</text:p>
          </table:table-cell>
          <table:table-cell table:formula="of:=4700*EXP(3977*(1/[.B22] - 1/298))" office:value-type="float" office:value="502.00935315025" calcext:value-type="float">
            <text:p>502</text:p>
          </table:table-cell>
          <table:table-cell table:formula="of:=[.$B$4]*([.$B$2]/([.$B$1]+[.$B$2]) - [.C22]/([.C22]+[.$B$3]) )" office:value-type="float" office:value="2017.48514941996" calcext:value-type="float">
            <text:p>20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23]+273" office:value-type="float" office:value="363" calcext:value-type="float">
            <text:p>363</text:p>
          </table:table-cell>
          <table:table-cell table:formula="of:=4700*EXP(3977*(1/[.B23] - 1/298))" office:value-type="float" office:value="430.782390779675" calcext:value-type="float">
            <text:p>431</text:p>
          </table:table-cell>
          <table:table-cell table:formula="of:=[.$B$4]*([.$B$2]/([.$B$1]+[.$B$2]) - [.C23]/([.C23]+[.$B$3]) )" office:value-type="float" office:value="2080.19814721258" calcext:value-type="float">
            <text:p>20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24]+273" office:value-type="float" office:value="368" calcext:value-type="float">
            <text:p>368</text:p>
          </table:table-cell>
          <table:table-cell table:formula="of:=4700*EXP(3977*(1/[.B24] - 1/298))" office:value-type="float" office:value="371.201640813341" calcext:value-type="float">
            <text:p>371</text:p>
          </table:table-cell>
          <table:table-cell table:formula="of:=[.$B$4]*([.$B$2]/([.$B$1]+[.$B$2]) - [.C24]/([.C24]+[.$B$3]) )" office:value-type="float" office:value="2134.0101744073" calcext:value-type="float">
            <text:p>21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5]+273" office:value-type="float" office:value="373" calcext:value-type="float">
            <text:p>373</text:p>
          </table:table-cell>
          <table:table-cell table:formula="of:=4700*EXP(3977*(1/[.B25] - 1/298))" office:value-type="float" office:value="321.140459264218" calcext:value-type="float">
            <text:p>321</text:p>
          </table:table-cell>
          <table:table-cell table:formula="of:=[.$B$4]*([.$B$2]/([.$B$1]+[.$B$2]) - [.C25]/([.C25]+[.$B$3]) )" office:value-type="float" office:value="2180.21163531514" calcext:value-type="float">
            <text:p>2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6" number:min-decimal-places="16" number:min-integer-digits="1"/>
    </number:number-style>
    <number:number-style style:name="N118">
      <number:number number:decimal-places="17" number:min-decimal-places="17" number:min-integer-digits="1"/>
    </number:number-style>
    <number:number-style style:name="N119">
      <number:number number:decimal-places="18" number:min-decimal-places="18" number:min-integer-digits="1"/>
    </number:number-style>
    <number:number-style style:name="N120">
      <number:number number:decimal-places="19" number:min-decimal-places="19" number:min-integer-digits="1"/>
    </number:number-style>
    <number:number-style style:name="N121">
      <number:number number:decimal-places="20" number:min-decimal-places="2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30T23:35:58.919461019</meta:creation-date>
    <dc:date>2020-10-31T00:04:32.447163858</dc:date>
    <meta:editing-duration>PT8M2S</meta:editing-duration>
    <meta:editing-cycles>1</meta:editing-cycles>
    <meta:document-statistic meta:table-count="1" meta:cell-count="88" meta:object-count="0"/>
    <meta:generator>LibreOffice/7.0.3.1$MacOSX_X86_64 LibreOffice_project/d7547858d014d4cf69878db179d326fc3483e082</meta:generator>
  </office:meta>
</office:document-meta>
</file>